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line-height="115%" style:writing-mode="page"/>
      <style:text-properties fo:color="#333333" fo:font-size="10pt" officeooo:paragraph-rsid="0005c79d" style:font-size-asian="10pt" style:font-size-complex="10pt"/>
    </style:style>
    <style:style style:name="P2" style:family="paragraph">
      <style:paragraph-properties fo:line-height="115%" style:writing-mode="lr-tb"/>
    </style:style>
    <style:style style:name="P3" style:family="paragraph">
      <loext:graphic-properties draw:fill="none" draw:fill-color="#ffffff"/>
      <style:paragraph-properties fo:line-height="115%" style:writing-mode="lr-tb"/>
      <style:text-properties fo:color="#333333"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="none" draw:fill-color="#ffffff"/>
      <style:text-properties fo:font-size="40pt" style:font-size-asian="40pt" style:font-size-complex="40pt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color="#333333" fo:font-size="10pt" style:font-size-asian="10pt" style:font-size-complex="10pt"/>
    </style:style>
    <style:style style:name="T2" style:family="text">
      <style:text-properties fo:color="#333333" fo:font-size="12.3000001907349pt" style:font-size-asian="12.3000001907349pt" style:font-size-complex="12.3000001907349pt"/>
    </style:style>
    <style:style style:name="T3" style:family="text">
      <style:text-properties fo:font-size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color="#333333" fo:font-size="11pt" style:font-size-asian="11pt" style:font-size-complex="11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10pt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8.144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37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7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44873404" text:style-name="L1">
        <text:list-item>
          <text:p text:style-name="P1"><draw:frame text:anchor-type="paragraph" draw:z-index="2" draw:name="Shape2" draw:style-name="gr3" draw:text-style-name="P4" svg:width="3.0213in" svg:height="0.576in" svg:x="1.9283in" svg:y="0.0409in"><draw:text-box><text:p><text:span text:style-name="T3">Print </text:span><text:span text:style-name="T3">name: </text:span><text:span text:style-name="T3">_____</text:span><text:span text:style-name="T3">_____</text:span><text:span text:style-name="T3">_____</text:span><text:span text:style-name="T3">_____</text:span><text:span text:style-name="T3">___</text:span></text:p><text:p><text:span text:style-name="T3"/></text:p><text:p><text:span text:style-name="T3">Key: </text:span><text:span text:style-name="T4"><text:s/></text:span><text:span text:style-name="T5">① ② </text:span><text:span text:style-name="T5">③ ④ </text:span><text:span text:style-name="T5">⑤</text:span></text:p></draw:text-box></draw:frame><draw:frame text:anchor-type="paragraph" draw:z-index="4" draw:name="Shape3" draw:style-name="gr4" draw:text-style-name="P5" svg:width="0.4831in" svg:height="0.7098in" svg:x="6.7772in" svg:y="-0.3134in"><draw:text-box><text:p><text:span text:style-name="T6">⌖ </text:span></text:p></draw:text-box></draw:frame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<draw:frame text:anchor-type="paragraph" draw:z-index="0" draw:name="Shape1" draw:style-name="gr1" draw:text-style-name="P3" svg:width="2.5051in" svg:height="8.1449in" svg:x="1.9043in" svg:y="0.0484in"><draw:text-box><text:p text:style-name="P2"><text:span text:style-name="T1">Username:</text:span></text:p><text:p text:style-name="P2"><text:span text:style-name="T2">⬜⬜⬜⬜⬜⬜⬜⬜⬜⬜⬜ </text:span></text:p><text:p text:style-name="P2"><text:span text:style-name="T1">ⓐ ⓐ ⓐ ⓐ ⓐ ⓐ ⓐ ⓐ ⓐ ⓐ ⓐ </text:span></text:p><text:p text:style-name="P2"><text:span text:style-name="T1">ⓑ ⓑ ⓑ ⓑ ⓑ ⓑ ⓑ ⓑ ⓑ ⓑ ⓑ </text:span></text:p><text:p text:style-name="P2"><text:span text:style-name="T1">ⓒ ⓒ ⓒ ⓒ ⓒ ⓒ ⓒ ⓒ ⓒ ⓒ ⓒ</text:span></text:p><text:p text:style-name="P2"><text:span text:style-name="T1">ⓓ ⓓ ⓓ ⓓ ⓓ ⓓ ⓓ ⓓ ⓓ ⓓ ⓓ </text:span></text:p><text:p text:style-name="P2"><text:span text:style-name="T1">ⓔ ⓔ ⓔ ⓔ ⓔ ⓔ ⓔ ⓔ ⓔ ⓔ ⓔ </text:span></text:p><text:p text:style-name="P2"><text:span text:style-name="T1">ⓕ ⓕ ⓕ ⓕ ⓕ ⓕ ⓕ ⓕ ⓕ ⓕ ⓕ </text:span></text:p><text:p text:style-name="P2"><text:span text:style-name="T1">ⓖ ⓖ ⓖ ⓖ ⓖ ⓖ ⓖ ⓖ ⓖ ⓖ ⓖ </text:span></text:p><text:p text:style-name="P2"><text:span text:style-name="T1">ⓗ ⓗ ⓗ ⓗ ⓗ ⓗ ⓗ ⓗ ⓗ ⓗ ⓗ </text:span></text:p><text:p text:style-name="P2"><text:span text:style-name="T1">ⓘ ⓘ ⓘ ⓘ ⓘ ⓘ ⓘ ⓘ ⓘ ⓘ ⓘ </text:span></text:p><text:p text:style-name="P2"><text:span text:style-name="T1">ⓙ ⓙ ⓙ ⓙ ⓙ ⓙ ⓙ ⓙ ⓙ ⓙ ⓙ </text:span></text:p><text:p text:style-name="P2"><text:span text:style-name="T1">ⓚ ⓚ ⓚ ⓚ ⓚ ⓚ ⓚ ⓚ ⓚ ⓚ ⓚ </text:span></text:p><text:p text:style-name="P2"><text:span text:style-name="T1">ⓛ ⓛ ⓛ ⓛ ⓛ ⓛ ⓛ ⓛ ⓛ ⓛ ⓛ </text:span></text:p><text:p text:style-name="P2"><text:span text:style-name="T1">ⓜ ⓜ ⓜ ⓜ ⓜ ⓜ ⓜ ⓜ ⓜ ⓜ ⓜ </text:span></text:p><text:p text:style-name="P2"><text:span text:style-name="T1">ⓝ ⓝ ⓝ ⓝ ⓝ ⓝ ⓝ ⓝ ⓝ ⓝ ⓝ </text:span></text:p><text:p text:style-name="P2"><text:span text:style-name="T1">ⓞ ⓞ ⓞ ⓞ ⓞ ⓞ ⓞ ⓞ ⓞ ⓞ ⓞ</text:span></text:p><text:p text:style-name="P2"><text:span text:style-name="T1">ⓟ ⓟ ⓟ ⓟ ⓟ ⓟ ⓟ ⓟ ⓟ ⓟ ⓟ </text:span></text:p><text:p text:style-name="P2"><text:span text:style-name="T1">ⓠ ⓠ ⓠ ⓠ ⓠ ⓠ ⓠ ⓠ ⓠ ⓠ ⓠ </text:span></text:p><text:p text:style-name="P2"><text:span text:style-name="T1">ⓡ ⓡ ⓡ ⓡ ⓡ ⓡ ⓡ ⓡ ⓡ ⓡ ⓡ </text:span></text:p><text:p text:style-name="P2"><text:span text:style-name="T1">ⓢ ⓢ ⓢ ⓢ ⓢ ⓢ ⓢ ⓢ ⓢ ⓢ ⓢ </text:span></text:p><text:p text:style-name="P2"><text:span text:style-name="T1">ⓣ ⓣ ⓣ ⓣ ⓣ ⓣ ⓣ ⓣ ⓣ ⓣ ⓣ </text:span></text:p><text:p text:style-name="P2"><text:span text:style-name="T1">ⓤ ⓤ ⓤ ⓤ ⓤ ⓤ ⓤ ⓤ ⓤ ⓤ ⓤ </text:span></text:p><text:p text:style-name="P2"><text:span text:style-name="T1">ⓥ ⓥ ⓥ ⓥ ⓥ ⓥ ⓥ ⓥ ⓥ ⓥ ⓥ </text:span></text:p><text:p text:style-name="P2"><text:span text:style-name="T1">ⓦ ⓦ ⓦ ⓦ ⓦ ⓦ ⓦ ⓦ ⓦ ⓦ ⓦ </text:span></text:p><text:p text:style-name="P2"><text:span text:style-name="T1">ⓧ ⓧ ⓧ ⓧ ⓧ ⓧ ⓧ ⓧ ⓧ ⓧ ⓧ </text:span></text:p><text:p text:style-name="P2"><text:span text:style-name="T1">ⓨ ⓨ ⓨ ⓨ ⓨ ⓨ ⓨ ⓨ ⓨ ⓨ ⓨ </text:span></text:p><text:p text:style-name="P2"><text:span text:style-name="T1">ⓩ ⓩ ⓩ ⓩ ⓩ ⓩ ⓩ ⓩ ⓩ ⓩ ⓩ </text:span></text:p><text:p text:style-name="P2"><text:span text:style-name="T1">⓪ ⓪ ⓪ ⓪ ⓪ ⓪ ⓪ ⓪ ⓪ ⓪ ⓪</text:span></text:p><text:p text:style-name="P2"><text:span text:style-name="T1">① ① ① ① ① ① ① ① ① ① ①</text:span></text:p><text:p text:style-name="P2"><text:span text:style-name="T1">② ② ② ② ② ② ② ② ② ② ②</text:span></text:p><text:p text:style-name="P2"><text:span text:style-name="T1">③ ③ ③ ③ ③ ③ ③ ③ ③ ③ ③</text:span></text:p><text:p text:style-name="P2"><text:span text:style-name="T1">④ ④ ④ ④ ④ ④ ④ ④ ④ ④ ④</text:span></text:p><text:p text:style-name="P2"><text:span text:style-name="T1">⑤ ⑤ ⑤ ⑤ ⑤ ⑤ ⑤ ⑤ ⑤ ⑤ ⑤</text:span></text:p><text:p text:style-name="P2"><text:span text:style-name="T1">⑥ ⑥ ⑥ ⑥ ⑥ ⑥ ⑥ ⑥ ⑥ ⑥ ⑥</text:span></text:p><text:p text:style-name="P2"><text:span text:style-name="T1">⑦ ⑦ ⑦ ⑦ ⑦ ⑦ ⑦ ⑦ ⑦ ⑦ ⑦</text:span></text:p><text:p text:style-name="P2"><text:span text:style-name="T1">⑧ ⑧ ⑧ ⑧ ⑧ ⑧ ⑧ ⑧ ⑧ ⑧ ⑧</text:span></text:p><text:p text:style-name="P2"><text:span text:style-name="T1">⑨ ⑨ ⑨ ⑨ ⑨ ⑨ ⑨ ⑨ ⑨ ⑨ ⑨</text:span></text:p></draw:text-box></draw:frame><draw:frame text:anchor-type="paragraph" draw:z-index="1" draw:name="Shape1" draw:style-name="gr2" draw:text-style-name="P3" svg:width="2.5051in" svg:height="5.3598in" svg:x="3.9689in" svg:y="0.0484in"><draw:text-box><text:p text:style-name="P2"><text:span text:style-name="T1">Last </text:span><text:span text:style-name="T1">name:</text:span></text:p><text:p text:style-name="P2"><text:span text:style-name="T2">⬜⬜</text:span><text:span text:style-name="T2">⬜⬜</text:span><text:span text:style-name="T2">⬜⬜</text:span><text:span text:style-name="T2">⬜⬜</text:span><text:span text:style-name="T2">⬜⬜</text:span><text:span text:style-name="T2">⬜ </text:span></text:p><text:p text:style-name="P2"><text:span text:style-name="T1">ⓐ ⓐ ⓐ </text:span><text:span text:style-name="T1">ⓐ ⓐ ⓐ </text:span><text:span text:style-name="T1">ⓐ ⓐ ⓐ </text:span><text:span text:style-name="T1">ⓐ ⓐ </text:span></text:p><text:p text:style-name="P2"><text:span text:style-name="T1">ⓑ ⓑ ⓑ </text:span><text:span text:style-name="T1">ⓑ ⓑ ⓑ </text:span><text:span text:style-name="T1">ⓑ ⓑ ⓑ </text:span><text:span text:style-name="T1">ⓑ ⓑ </text:span></text:p><text:p text:style-name="P2"><text:span text:style-name="T1">ⓒ ⓒ ⓒ </text:span><text:span text:style-name="T1">ⓒ ⓒ ⓒ </text:span><text:span text:style-name="T1">ⓒ ⓒ ⓒ </text:span><text:span text:style-name="T1">ⓒ ⓒ</text:span></text:p><text:p text:style-name="P2"><text:span text:style-name="T1">ⓓ ⓓ ⓓ </text:span><text:span text:style-name="T1">ⓓ ⓓ ⓓ </text:span><text:span text:style-name="T1">ⓓ ⓓ ⓓ </text:span><text:span text:style-name="T1">ⓓ ⓓ </text:span></text:p><text:p text:style-name="P2"><text:span text:style-name="T1">ⓔ ⓔ ⓔ </text:span><text:span text:style-name="T1">ⓔ ⓔ ⓔ </text:span><text:span text:style-name="T1">ⓔ ⓔ ⓔ </text:span><text:span text:style-name="T1">ⓔ ⓔ </text:span></text:p><text:p text:style-name="P2"><text:span text:style-name="T1">ⓕ ⓕ ⓕ </text:span><text:span text:style-name="T1">ⓕ ⓕ ⓕ </text:span><text:span text:style-name="T1">ⓕ ⓕ ⓕ </text:span><text:span text:style-name="T1">ⓕ ⓕ </text:span></text:p><text:p text:style-name="P2"><text:span text:style-name="T1">ⓖ ⓖ ⓖ </text:span><text:span text:style-name="T1">ⓖ ⓖ ⓖ </text:span><text:span text:style-name="T1">ⓖ ⓖ ⓖ </text:span><text:span text:style-name="T1">ⓖ ⓖ </text:span></text:p><text:p text:style-name="P2"><text:span text:style-name="T1">ⓗ ⓗ ⓗ </text:span><text:span text:style-name="T1">ⓗ ⓗ ⓗ </text:span><text:span text:style-name="T1">ⓗ ⓗ ⓗ </text:span><text:span text:style-name="T1">ⓗ ⓗ </text:span></text:p><text:p text:style-name="P2"><text:span text:style-name="T1">ⓘ ⓘ ⓘ </text:span><text:span text:style-name="T1">ⓘ ⓘ ⓘ </text:span><text:span text:style-name="T1">ⓘ ⓘ ⓘ </text:span><text:span text:style-name="T1">ⓘ ⓘ </text:span></text:p><text:p text:style-name="P2"><text:span text:style-name="T1">ⓙ ⓙ ⓙ </text:span><text:span text:style-name="T1">ⓙ ⓙ ⓙ </text:span><text:span text:style-name="T1">ⓙ ⓙ ⓙ </text:span><text:span text:style-name="T1">ⓙ ⓙ </text:span></text:p><text:p text:style-name="P2"><text:span text:style-name="T1">ⓚ ⓚ ⓚ </text:span><text:span text:style-name="T1">ⓚ ⓚ ⓚ </text:span><text:span text:style-name="T1">ⓚ ⓚ ⓚ </text:span><text:span text:style-name="T1">ⓚ ⓚ </text:span></text:p><text:p text:style-name="P2"><text:span text:style-name="T1">ⓛ ⓛ ⓛ </text:span><text:span text:style-name="T1">ⓛ ⓛ ⓛ </text:span><text:span text:style-name="T1">ⓛ ⓛ ⓛ </text:span><text:span text:style-name="T1">ⓛ ⓛ </text:span></text:p><text:p text:style-name="P2"><text:span text:style-name="T1">ⓜ ⓜ ⓜ </text:span><text:span text:style-name="T1">ⓜ ⓜ ⓜ </text:span><text:span text:style-name="T1">ⓜ ⓜ ⓜ </text:span><text:span text:style-name="T1">ⓜ ⓜ </text:span></text:p><text:p text:style-name="P2"><text:span text:style-name="T1">ⓝ ⓝ ⓝ </text:span><text:span text:style-name="T1">ⓝ ⓝ ⓝ </text:span><text:span text:style-name="T1">ⓝ ⓝ ⓝ </text:span><text:span text:style-name="T1">ⓝ ⓝ </text:span></text:p><text:p text:style-name="P2"><text:span text:style-name="T1">ⓞ ⓞ ⓞ </text:span><text:span text:style-name="T1">ⓞ ⓞ ⓞ </text:span><text:span text:style-name="T1">ⓞ ⓞ ⓞ </text:span><text:span text:style-name="T1">ⓞ ⓞ</text:span></text:p><text:p text:style-name="P2"><text:span text:style-name="T1">ⓟ ⓟ ⓟ </text:span><text:span text:style-name="T1">ⓟ ⓟ ⓟ </text:span><text:span text:style-name="T1">ⓟ ⓟ ⓟ </text:span><text:span text:style-name="T1">ⓟ ⓟ </text:span></text:p><text:p text:style-name="P2"><text:span text:style-name="T1">ⓠ ⓠ ⓠ </text:span><text:span text:style-name="T1">ⓠ ⓠ ⓠ </text:span><text:span text:style-name="T1">ⓠ ⓠ ⓠ </text:span><text:span text:style-name="T1">ⓠ ⓠ </text:span></text:p><text:p text:style-name="P2"><text:span text:style-name="T1">ⓡ ⓡ ⓡ </text:span><text:span text:style-name="T1">ⓡ ⓡ ⓡ </text:span><text:span text:style-name="T1">ⓡ ⓡ ⓡ </text:span><text:span text:style-name="T1">ⓡ ⓡ </text:span></text:p><text:p text:style-name="P2"><text:span text:style-name="T1">ⓢ ⓢ ⓢ </text:span><text:span text:style-name="T1">ⓢ ⓢ ⓢ </text:span><text:span text:style-name="T1">ⓢ ⓢ ⓢ </text:span><text:span text:style-name="T1">ⓢ ⓢ </text:span></text:p><text:p text:style-name="P2"><text:span text:style-name="T1">ⓣ ⓣ ⓣ </text:span><text:span text:style-name="T1">ⓣ ⓣ ⓣ </text:span><text:span text:style-name="T1">ⓣ ⓣ ⓣ </text:span><text:span text:style-name="T1">ⓣ ⓣ </text:span></text:p><text:p text:style-name="P2"><text:span text:style-name="T1">ⓤ ⓤ ⓤ </text:span><text:span text:style-name="T1">ⓤ ⓤ ⓤ </text:span><text:span text:style-name="T1">ⓤ ⓤ ⓤ </text:span><text:span text:style-name="T1">ⓤ ⓤ </text:span></text:p><text:p text:style-name="P2"><text:span text:style-name="T1">ⓥ ⓥ ⓥ </text:span><text:span text:style-name="T1">ⓥ ⓥ ⓥ </text:span><text:span text:style-name="T1">ⓥ ⓥ ⓥ </text:span><text:span text:style-name="T1">ⓥ ⓥ </text:span></text:p><text:p text:style-name="P2"><text:span text:style-name="T1">ⓦ ⓦ ⓦ </text:span><text:span text:style-name="T1">ⓦ ⓦ ⓦ </text:span><text:span text:style-name="T1">ⓦ ⓦ ⓦ </text:span><text:span text:style-name="T1">ⓦ ⓦ </text:span></text:p><text:p text:style-name="P2"><text:span text:style-name="T1">ⓧ ⓧ ⓧ </text:span><text:span text:style-name="T1">ⓧ ⓧ ⓧ </text:span><text:span text:style-name="T1">ⓧ ⓧ ⓧ </text:span><text:span text:style-name="T1">ⓧ ⓧ </text:span></text:p><text:p text:style-name="P2"><text:span text:style-name="T1">ⓨ ⓨ ⓨ </text:span><text:span text:style-name="T1">ⓨ ⓨ ⓨ </text:span><text:span text:style-name="T1">ⓨ ⓨ ⓨ </text:span><text:span text:style-name="T1">ⓨ ⓨ </text:span></text:p><text:p text:style-name="P2"><text:span text:style-name="T1">ⓩ ⓩ ⓩ </text:span><text:span text:style-name="T1">ⓩ ⓩ ⓩ </text:span><text:span text:style-name="T1">ⓩ ⓩ ⓩ </text:span><text:span text:style-name="T1">ⓩ ⓩ </text:span></text:p><text:p text:style-name="P2"><text:span text:style-name="T1"/></text:p></draw:text-box></draw:frame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ⓐ ⓑ ⓒ ⓓ ⓔ ⓕ</text:p>
        </text:list-item>
        <text:list-item>
          <text:p text:style-name="P1"><draw:frame text:anchor-type="paragraph" draw:z-index="6" draw:name="Shape4" draw:style-name="gr5" draw:text-style-name="P6" svg:width="2.2071in" svg:height="0.5114in" svg:x="4.4236in" svg:y="-0.0146in"><draw:text-box><text:p><text:span text:style-name="T7">Bubble sheet version 1.0</text:span><text:span text:style-name="T7"><text:line-break/></text:span><text:span text:style-name="T7">https://github.com/skuhl/bubblescan</text:span></text:p></draw:text-box></draw:frame>ⓐ ⓑ ⓒ ⓓ ⓔ ⓕ</text:p>
        </text:list-item>
        <text:list-item>
          <text:p text:style-name="P1"><draw:frame text:anchor-type="paragraph" draw:z-index="3" draw:name="Shape3" draw:style-name="gr4" draw:text-style-name="P5" svg:width="0.4831in" svg:height="0.7098in" svg:x="6.7583in" svg:y="0.0917in"><draw:text-box><text:p><text:span text:style-name="T6">⌖ </text:span></text:p></draw:text-box></draw:frame><draw:frame text:anchor-type="paragraph" draw:z-index="5" draw:name="Shape3" draw:style-name="gr4" draw:text-style-name="P5" svg:width="0.4831in" svg:height="0.7098in" svg:x="-0.1457in" svg:y="0.072in"><draw:text-box><text:p><text:span text:style-name="T6">⌖ </text:span></text:p></draw:text-box></draw:frame>ⓐ ⓑ ⓒ ⓓ ⓔ ⓕ</text:p>
        </text:list-item>
        <text:list-item>
          <text:p text:style-name="P1">ⓐ ⓑ ⓒ ⓓ ⓔ ⓕ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4:57:49.724624726</meta:creation-date>
    <dc:date>2018-03-21T13:19:45.726085812</dc:date>
    <meta:editing-duration>PT2H29M37S</meta:editing-duration>
    <meta:editing-cycles>6</meta:editing-cycles>
    <meta:generator>LibreOffice/5.4.5.1$Linux_X86_64 LibreOffice_project/40m0$Build-1</meta:generator>
    <meta:print-date>2018-03-08T15:59:39.483546345</meta:print-date>
    <meta:document-statistic meta:table-count="0" meta:image-count="0" meta:object-count="0" meta:page-count="1" meta:paragraph-count="50" meta:word-count="350" meta:character-count="691" meta:non-whitespace-character-count="441"/>
  </office:meta>
</office:document-meta>
</file>